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normal">
      <style:paragraph-properties fo:orphans="0" fo:widows="0"/>
      <style:text-properties style:font-name="Liberation Serif" fo:font-size="12pt" style:font-size-asian="12pt" style:font-size-complex="12pt"/>
    </style:style>
    <style:style style:name="P2" style:family="paragraph" style:parent-style-name="normal">
      <style:paragraph-properties fo:margin-left="0cm" fo:margin-right="0cm" fo:orphans="0" fo:widows="0" fo:text-indent="1.27cm" style:auto-text-indent="false"/>
      <style:text-properties style:font-name="Liberation Serif" fo:font-size="12pt" style:font-size-asian="12pt" style:font-size-complex="12pt"/>
    </style:style>
    <style:style style:name="P3" style:family="paragraph" style:parent-style-name="normal">
      <style:paragraph-properties fo:margin-left="1.27cm" fo:margin-right="0cm" fo:orphans="0" fo:widows="0" fo:text-indent="0cm" style:auto-text-indent="false"/>
      <style:text-properties style:font-name="Liberation Serif" fo:font-size="12pt" style:font-size-asian="12pt" style:font-size-complex="12pt"/>
    </style:style>
    <style:style style:name="P4" style:family="paragraph" style:parent-style-name="normal" style:master-page-name="Standard">
      <style:paragraph-properties fo:orphans="0" fo:widows="0" style:page-number="auto"/>
      <style:text-properties style:font-name="Liberation Serif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ame des Anwendungsfalls: Wiedergabeliste anlegen</text:p>
      <text:p text:style-name="P1">Beiteiligte Akteure:</text:p>
      <text:p text:style-name="P2">Benutzer</text:p>
      <text:p text:style-name="P1">Anfangsbedingungen:</text:p>
      <text:p text:style-name="P1"><text:tab/>Der Benutzer ist im System eingeloggt.</text:p>
      <text:p text:style-name="P1">Ereignisfluss:</text:p>
      <text:p text:style-name="P3">1. An einem Medium wählt der Benutzer die Option, eine neue Wiedergabeliste zu erstellen.</text:p>
      <text:p text:style-name="P3">2. Das System fordert den Benutzer dazu auf, einen Titel einzugeben.</text:p>
      <text:p text:style-name="P3">3. Der Benutzer füllt das Textfeld “Titel” aus</text:p>
      <text:p text:style-name="P3">4. Das Medium wird der Wiedergabeliste hinzugefügt.</text:p>
      <text:p text:style-name="P1">Abschlussbedigungen:</text:p>
      <text:p text:style-name="P1"><text:tab/>Die Wiedergabeliste wurde erzeugt.</text:p>
      <text:p text:style-name="P1">Ausnahmen:</text:p>
      <text:p text:style-name="P3">Der Benutzer wird sofort informiert, wenn er das Textfeld “Titel” nicht ausgefüllt hat. </text:p>
      <text:p text:style-name="P2"/>
      <text:p text:style-name="P1">Spezielle Anforderungen:</text:p>
      <text:p text:style-name="P1"><text:tab/></text:p>
      <text:p text:style-name="P1"/>
      <text:p text:style-name="P1"/>
      <text:p text:style-name="P1">Name des Anwendungsfalls: Wiedergabeliste bearbeiten</text:p>
      <text:p text:style-name="P1">Beiteiligte Akteure:</text:p>
      <text:p text:style-name="P2">Benutzer</text:p>
      <text:p text:style-name="P1">Anfangsbedingungen:</text:p>
      <text:p text:style-name="P2">Der Benutzer ist im System eingeloggt und er muss mindestens eine Wiedergabeliste </text:p>
      <text:p text:style-name="P2">besitzen.</text:p>
      <text:p text:style-name="P1">Ereignisfluss:</text:p>
      <text:p text:style-name="P3">1. An einer Wiedergabeliste in der Liste der Wiedergabelisten, welche dem Benutzer stets angezeigt werden, wählt der Benutzer die Option umbenennen aus.</text:p>
      <text:p text:style-name="P3">2. Das System fordert den Benutzer dazu auf, einen Titel einzugeben.</text:p>
      <text:p text:style-name="P3">ODER</text:p>
      <text:p text:style-name="P3">1. An einem Medium, welches er zu seiner Liste hinzufügen möchte, wählt der Benutzer die Option, das Medium einer bestehenden Wiedergabeliste hinzuzufügen.</text:p>
      <text:p text:style-name="P3">2. In der Auswahl der Wiedergabenlisten wählt der Benutzer die Wiedergabeliste aus, welcher das Medium zugefügt werden soll.</text:p>
      <text:p text:style-name="P3">3. Das Medium wird der ausgewählten Wiedergabeliste hinzugefügt.</text:p>
      <text:p text:style-name="P3">ODER</text:p>
      <text:p text:style-name="P3">1. Der Benutzer wählt in seiner Liste der Wiedergabelisten eine Wiedergabeliste aus.</text:p>
      <text:p text:style-name="P3">2. Das System zeigt dem Benutzer die Medien an, welche teil der Wiedergabeliste sind.</text:p>
      <text:p text:style-name="P3">3. An einem Medium, welches der Benutzer aus seiner Liste löschen möchte, wählt der Benutzer die Option löschen aus.</text:p>
      <text:p text:style-name="P3"><text:soft-page-break/>4. Das Medium wird aus der Wiedergabeliste gelöscht.</text:p>
      <text:p text:style-name="P1">Abschlussedigungen:</text:p>
      <text:p text:style-name="P1"><text:tab/>Die Wiedergabeliste wurde erfolgreich geändert.</text:p>
      <text:p text:style-name="P1">Ausnahmen:</text:p>
      <text:p text:style-name="P3">Der Benutzer wird sofort informiert, wenn er den Inhalt des Textfeldes “Titel” für die Wiedergabeliste geleert und nicht wieder gefüllt hat.</text:p>
      <text:p text:style-name="P3">Falls die Liste durch löschen aller Elemente leer wird, wird sie gelöscht.</text:p>
      <text:p text:style-name="P1">Spezielle Anforderungen:</text:p>
      <text:p text:style-name="P1"/>
      <text:p text:style-name="P1"/>
      <text:p text:style-name="P1"/>
      <text:p text:style-name="P1">Name des Anwendungsfalls: Wiedergabeliste löschen</text:p>
      <text:p text:style-name="P1">Beiteiligte Akteure:</text:p>
      <text:p text:style-name="P2">Benutzer</text:p>
      <text:p text:style-name="P1">Anfangsbedingungen:</text:p>
      <text:p text:style-name="P2">Der Benutzer ist im System eingeloggt und er muss mindestens eine Wiedergabeliste </text:p>
      <text:p text:style-name="P2">besitzen.</text:p>
      <text:p text:style-name="P1">Ereignisfluss:</text:p>
      <text:p text:style-name="P3">1. An einer<text:bookmark text:name="_GoBack"/> Wiedergabeliste in der Liste der Wiedergabelisten, welche dem Benutzer stets angezeigt werden, wählt der Benutzer die Option löschen aus.</text:p>
      <text:p text:style-name="P3">2. Die Wiedergabeliste wird gelöscht.<text:tab/></text:p>
      <text:p text:style-name="P1">Abschlussedigungen:</text:p>
      <text:p text:style-name="P1"><text:tab/>Die Wiedergabeliste wurde erfolgreich gelöscht.</text:p>
      <text:p text:style-name="P1">Ausnahmen: keine</text:p>
      <text:p text:style-name="P1">Spezielle Anforderungen: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de" fo:country="DE" style:letter-kerning="true" style:font-name-asian="SimSun" style:font-size-asian="12pt" style:language-asian="ja" style:country-asian="JP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de" fo:country="DE" style:letter-kerning="true" style:font-name-asian="SimSun" style:font-size-asian="12pt" style:language-asian="ja" style:country-asian="JP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default-outline-level="1" style:list-style-name="" style:class="text">
      <style:paragraph-properties fo:margin-top="0.353cm" fo:margin-bottom="0cm" style:contextual-spacing="true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/>
    </style:style>
    <style:style style:name="Heading_20_2" style:display-name="Heading 2" style:family="paragraph" style:default-outline-level="2" style:list-style-name="" style:class="text">
      <style:paragraph-properties fo:margin-top="0.353cm" fo:margin-bottom="0cm" style:contextual-spacing="true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/>
    </style:style>
    <style:style style:name="Heading_20_3" style:display-name="Heading 3" style:family="paragraph" style:default-outline-level="3" style:list-style-name="" style:class="text">
      <style:paragraph-properties fo:margin-top="0.282cm" fo:margin-bottom="0cm" style:contextual-spacing="true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/>
    </style:style>
    <style:style style:name="Heading_20_4" style:display-name="Heading 4" style:family="paragraph" style:default-outline-level="4" style:list-style-name="" style:class="text">
      <style:paragraph-properties fo:margin-top="0.282cm" fo:margin-bottom="0cm" style:contextual-spacing="true" fo:keep-together="always" fo:keep-with-next="always"/>
      <style:text-properties fo:color="#666666" style:font-name="Trebuchet MS" fo:font-family="'Trebuchet MS'" style:font-family-generic="roman" style:font-pitch="variable" style:text-underline-style="solid" style:text-underline-width="auto" style:text-underline-color="font-color" style:font-name-asian="Trebuchet MS1" style:font-family-asian="'Trebuchet MS'" style:font-family-generic-asian="system" style:font-pitch-asian="variable" style:font-name-complex="Trebuchet MS1" style:font-family-complex="'Trebuchet MS'" style:font-family-generic-complex="system" style:font-pitch-complex="variable"/>
    </style:style>
    <style:style style:name="Heading_20_5" style:display-name="Heading 5" style:family="paragraph" style:default-outline-level="5" style:list-style-name="" style:class="text">
      <style:paragraph-properties fo:margin-top="0.282cm" fo:margin-bottom="0cm" style:contextual-spacing="true" fo:keep-together="always" fo:keep-with-next="always"/>
      <style:text-properties fo:color="#666666" style:font-name="Trebuchet MS" fo:font-family="'Trebuchet MS'" style:font-family-generic="roman" style:font-pitch="variable" style:font-name-asian="Trebuchet MS1" style:font-family-asian="'Trebuchet MS'" style:font-family-generic-asian="system" style:font-pitch-asian="variable" style:font-name-complex="Trebuchet MS1" style:font-family-complex="'Trebuchet MS'" style:font-family-generic-complex="system" style:font-pitch-complex="variable"/>
    </style:style>
    <style:style style:name="Heading_20_6" style:display-name="Heading 6" style:family="paragraph" style:default-outline-level="6" style:list-style-name="" style:class="text">
      <style:paragraph-properties fo:margin-top="0.282cm" fo:margin-bottom="0cm" style:contextual-spacing="true" fo:keep-together="always" fo:keep-with-next="always"/>
      <style:text-properties fo:color="#666666" style:font-name="Trebuchet MS" fo:font-family="'Trebuchet MS'" style:font-family-generic="roman" style:font-pitch="variable" fo:font-style="italic" style:font-name-asian="Trebuchet MS1" style:font-family-asian="'Trebuchet MS'" style:font-family-generic-asian="system" style:font-pitch-asian="variable" style:font-style-asian="italic" style:font-name-complex="Trebuchet MS1" style:font-family-complex="'Trebuchet MS'" style:font-family-generic-complex="system" style:font-pitch-complex="variable"/>
    </style:style>
    <style:style style:name="normal" style:family="paragraph" style:default-outline-level="">
      <style:paragraph-properties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/>
    </style:style>
    <style:style style:name="Title" style:family="paragraph" style:parent-style-name="normal" style:next-style-name="normal" style:default-outline-level="" style:class="chapter">
      <style:paragraph-properties fo:margin-top="0cm" fo:margin-bottom="0cm" style:contextual-spacing="true" fo:text-align="start" style:justify-single-word="false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/>
    </style:style>
    <style:style style:name="Subtitle" style:family="paragraph" style:parent-style-name="normal" style:next-style-name="normal" style:default-outline-level="" style:class="chapter">
      <style:paragraph-properties fo:margin-top="0cm" fo:margin-bottom="0.353cm" style:contextual-spacing="true" fo:text-align="start" style:justify-single-word="false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rabajo con alexander.docx</dc:title>
    <meta:editing-cycles>2</meta:editing-cycles>
    <meta:creation-date>2014-02-19T13:48:00</meta:creation-date>
    <dc:date>2014-02-20T11:19:33.496000000</dc:date>
    <meta:editing-duration>P0D</meta:editing-duration>
    <meta:generator>LibreOffice/4.2.0.4$Windows_x86 LibreOffice_project/05dceb5d363845f2cf968344d7adab8dcfb2ba71</meta:generator>
    <meta:document-statistic meta:table-count="0" meta:image-count="0" meta:object-count="0" meta:page-count="2" meta:paragraph-count="53" meta:word-count="338" meta:character-count="2503" meta:non-whitespace-character-count="220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